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2018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2017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2015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2014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2013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201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201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201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200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2007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200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2005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200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2003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2002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200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200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99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9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97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96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95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94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93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9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91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9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89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88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86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85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8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8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8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8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7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75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74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73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7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7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7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6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6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6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6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6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1960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